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DF000001ACB17D0A5A730D28F5.png" manifest:media-type="image/png"/>
  <manifest:file-entry manifest:full-path="Pictures/100000010000040100000235109F771979C55C79.png" manifest:media-type="image/png"/>
  <manifest:file-entry manifest:full-path="Pictures/100000010000029100000168FCD933F98C8DC513.png" manifest:media-type="image/png"/>
  <manifest:file-entry manifest:full-path="Pictures/10000001000000CD0000009A460262CB9B3EF0D6.png" manifest:media-type="image/png"/>
  <manifest:file-entry manifest:full-path="Pictures/100000010000012D0000004099686D23B069F61A.png" manifest:media-type="image/png"/>
  <manifest:file-entry manifest:full-path="Pictures/100000010000027000000174966E3C8A57F2B35A.png" manifest:media-type="image/png"/>
  <manifest:file-entry manifest:full-path="Pictures/100000010000033500000195F674A8CBBDBE6416.png" manifest:media-type="image/png"/>
  <manifest:file-entry manifest:full-path="Pictures/10000001000000F4000001971CD7806A6E05FFB7.png" manifest:media-type="image/png"/>
  <manifest:file-entry manifest:full-path="Pictures/10000001000000D800000050BB822725730EF1D3.png" manifest:media-type="image/png"/>
  <manifest:file-entry manifest:full-path="Pictures/10000001000001CE000000DB211B8FB8221ED7F5.png" manifest:media-type="image/png"/>
  <manifest:file-entry manifest:full-path="Pictures/100000010000027900000163722DC6FAE7A60863.png" manifest:media-type="image/png"/>
  <manifest:file-entry manifest:full-path="Pictures/1000000100000270000001B7B107E391FCBD6D1E.png" manifest:media-type="image/png"/>
  <manifest:file-entry manifest:full-path="Pictures/1000000100000268000001A877D12CF9309AE661.png" manifest:media-type="image/png"/>
  <manifest:file-entry manifest:full-path="Pictures/100000010000026B000001B3EA2DEBC9CA3A4F2D.png" manifest:media-type="image/png"/>
  <manifest:file-entry manifest:full-path="Pictures/10000001000000B70000006EF11FD6F70153336E.png" manifest:media-type="image/png"/>
  <manifest:file-entry manifest:full-path="Pictures/1000000100000125000000534269D1BED360001A.png" manifest:media-type="image/png"/>
  <manifest:file-entry manifest:full-path="Pictures/100000010000012E00000036557FB55010A3A90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663a"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7f7638" officeooo:paragraph-rsid="00239060"/>
    </style:style>
    <style:style style:name="P4" style:family="paragraph" style:parent-style-name="Text_20_body">
      <style:text-properties officeooo:rsid="007f7638" officeooo:paragraph-rsid="00239060"/>
    </style:style>
    <style:style style:name="P5" style:family="paragraph" style:parent-style-name="Standard">
      <style:text-properties officeooo:paragraph-rsid="00239060"/>
    </style:style>
    <style:style style:name="P6" style:family="paragraph" style:parent-style-name="Standard">
      <style:text-properties officeooo:rsid="027a90ca" officeooo:paragraph-rsid="0024d579"/>
    </style:style>
    <style:style style:name="P7" style:family="paragraph" style:parent-style-name="Standard">
      <style:paragraph-properties fo:break-before="auto" fo:break-after="auto"/>
      <style:text-properties officeooo:rsid="027a90ca" officeooo:paragraph-rsid="0024d579"/>
    </style:style>
    <style:style style:name="P8" style:family="paragraph" style:parent-style-name="Standard">
      <style:text-properties officeooo:rsid="03249c1d" officeooo:paragraph-rsid="0024d579"/>
    </style:style>
    <style:style style:name="P9" style:family="paragraph" style:parent-style-name="Standard">
      <style:text-properties officeooo:paragraph-rsid="0024d579"/>
    </style:style>
    <style:style style:name="P10" style:family="paragraph" style:parent-style-name="Text_20_body">
      <style:paragraph-properties fo:margin-top="0cm" fo:margin-bottom="0cm" style:contextual-spacing="false"/>
      <style:text-properties officeooo:paragraph-rsid="0016cda0"/>
    </style:style>
    <style:style style:name="P11" style:family="paragraph" style:parent-style-name="Standard">
      <style:paragraph-properties fo:margin-top="0cm" fo:margin-bottom="0cm" style:contextual-spacing="false"/>
      <style:text-properties officeooo:rsid="0026e442" officeooo:paragraph-rsid="00223c01"/>
    </style:style>
    <style:style style:name="P12" style:family="paragraph" style:parent-style-name="Text_20_body">
      <style:text-properties officeooo:rsid="0026e442" officeooo:paragraph-rsid="00223c01"/>
    </style:style>
    <style:style style:name="P13" style:family="paragraph" style:parent-style-name="Text_20_body">
      <style:text-properties officeooo:rsid="00223c01" officeooo:paragraph-rsid="00223c01"/>
    </style:style>
    <style:style style:name="P14" style:family="paragraph" style:parent-style-name="Text_20_body">
      <style:text-properties officeooo:paragraph-rsid="00223c01"/>
    </style:style>
    <style:style style:name="P15" style:family="paragraph" style:parent-style-name="Text_20_body">
      <style:text-properties officeooo:rsid="03268466" officeooo:paragraph-rsid="0024d579"/>
    </style:style>
    <style:style style:name="P16" style:family="paragraph" style:parent-style-name="Text_20_body">
      <style:text-properties officeooo:rsid="0026c526" officeooo:paragraph-rsid="0026c526"/>
    </style:style>
    <style:style style:name="P17" style:family="paragraph" style:parent-style-name="Text_20_body">
      <style:text-properties officeooo:rsid="00274056" officeooo:paragraph-rsid="00274056"/>
    </style:style>
    <style:style style:name="P18" style:family="paragraph" style:parent-style-name="Text_20_body">
      <style:text-properties officeooo:rsid="002a2987" officeooo:paragraph-rsid="002a2987"/>
    </style:style>
    <style:style style:name="P19" style:family="paragraph" style:parent-style-name="Text_20_body">
      <style:text-properties officeooo:rsid="002a5501" officeooo:paragraph-rsid="002a5501"/>
    </style:style>
    <style:style style:name="P20" style:family="paragraph" style:parent-style-name="Text_20_body">
      <style:text-properties officeooo:paragraph-rsid="0030d202"/>
    </style:style>
    <style:style style:name="P21" style:family="paragraph" style:parent-style-name="Text_20_body">
      <style:text-properties officeooo:rsid="03a0f6ba" officeooo:paragraph-rsid="0030d202"/>
    </style:style>
    <style:style style:name="P22" style:family="paragraph" style:parent-style-name="Text_20_body">
      <style:text-properties officeooo:rsid="038dfe98" officeooo:paragraph-rsid="0030d202"/>
    </style:style>
    <style:style style:name="P23" style:family="paragraph" style:parent-style-name="Text_20_body">
      <style:text-properties officeooo:rsid="038dd29c" officeooo:paragraph-rsid="0030d202"/>
    </style:style>
    <style:style style:name="P24" style:family="paragraph" style:parent-style-name="Text_20_body">
      <style:text-properties officeooo:rsid="0075ce99" officeooo:paragraph-rsid="0024d579"/>
    </style:style>
    <style:style style:name="P25" style:family="paragraph" style:parent-style-name="Text_20_body">
      <style:text-properties officeooo:paragraph-rsid="00327828"/>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Heading">
      <style:paragraph-properties fo:margin-top="0.101cm" fo:margin-bottom="0.101cm" style:contextual-spacing="false"/>
      <style:text-properties fo:color="#ffffff" loext:opacity="100%" officeooo:rsid="007c45d7" officeooo:paragraph-rsid="003321ce"/>
    </style:style>
    <style:style style:name="P29" style:family="paragraph" style:parent-style-name="Standard">
      <style:text-properties officeooo:paragraph-rsid="003321ce"/>
    </style:style>
    <style:style style:name="P30" style:family="paragraph" style:parent-style-name="Text_20_body">
      <style:paragraph-properties fo:margin-top="0cm" fo:margin-bottom="0cm" style:contextual-spacing="false"/>
      <style:text-properties officeooo:paragraph-rsid="003321ce"/>
    </style:style>
    <style:style style:name="P31" style:family="paragraph" style:parent-style-name="Text_20_body">
      <style:text-properties officeooo:rsid="00762736" officeooo:paragraph-rsid="00327828"/>
    </style:style>
    <style:style style:name="P32" style:family="paragraph" style:parent-style-name="Heading_20_1">
      <style:paragraph-properties fo:margin-top="0cm" fo:margin-bottom="0cm" style:contextual-spacing="false"/>
      <style:text-properties officeooo:paragraph-rsid="0016cda0"/>
    </style:style>
    <style:style style:name="P33" style:family="paragraph" style:parent-style-name="Heading_20_1">
      <style:paragraph-properties fo:margin-top="0cm" fo:margin-bottom="0cm" style:contextual-spacing="false"/>
      <style:text-properties officeooo:paragraph-rsid="00223c01"/>
    </style:style>
    <style:style style:name="P34" style:family="paragraph" style:parent-style-name="Heading_20_1">
      <style:paragraph-properties fo:margin-top="0cm" fo:margin-bottom="0cm" style:contextual-spacing="false"/>
      <style:text-properties officeooo:paragraph-rsid="00239060"/>
    </style:style>
    <style:style style:name="P35" style:family="paragraph" style:parent-style-name="Heading_20_1">
      <style:paragraph-properties fo:margin-top="0cm" fo:margin-bottom="0cm" style:contextual-spacing="false"/>
      <style:text-properties style:font-name="Albany" fo:font-size="18.2000007629395pt" fo:font-weight="bold" officeooo:rsid="024a9242" officeooo:paragraph-rsid="0024d579" style:font-name-asian="Microsoft YaHei" style:font-size-asian="18.2000007629395pt" style:font-weight-asian="bold" style:font-name-complex="Mangal" style:font-size-complex="18.2000007629395pt" style:font-weight-complex="bold"/>
    </style:style>
    <style:style style:name="P36" style:family="paragraph" style:parent-style-name="Heading_20_1">
      <style:paragraph-properties fo:margin-top="0cm" fo:margin-bottom="0cm" style:contextual-spacing="false"/>
      <style:text-properties officeooo:rsid="0045844e" officeooo:paragraph-rsid="00327828"/>
    </style:style>
    <style:style style:name="P37" style:family="paragraph" style:parent-style-name="Heading_20_2">
      <style:text-properties officeooo:paragraph-rsid="00223c01"/>
    </style:style>
    <style:style style:name="P38" style:family="paragraph" style:parent-style-name="Heading_20_2">
      <style:text-properties officeooo:paragraph-rsid="0030d202"/>
    </style:style>
    <style:style style:name="T1" style:family="text">
      <style:text-properties officeooo:rsid="003321ce"/>
    </style:style>
    <style:style style:name="T2" style:family="text">
      <style:text-properties officeooo:rsid="001fcced"/>
    </style:style>
    <style:style style:name="T3" style:family="text">
      <style:text-properties officeooo:rsid="0026e442"/>
    </style:style>
    <style:style style:name="T4" style:family="text">
      <style:text-properties officeooo:rsid="003f9a26"/>
    </style:style>
    <style:style style:name="T5"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239060" style:font-name-asian="Microsoft YaHei" style:font-size-asian="18.2000007629395pt" style:font-weight-asian="bold" style:font-name-complex="Mangal" style:font-size-complex="18.2000007629395pt" style:font-weight-complex="bold"/>
    </style:style>
    <style:style style:name="T8" style:family="text">
      <style:text-properties officeooo:rsid="00695f4a"/>
    </style:style>
    <style:style style:name="T9" style:family="text">
      <style:text-properties officeooo:rsid="00841ee6"/>
    </style:style>
    <style:style style:name="T10" style:family="text">
      <style:text-properties officeooo:rsid="0075ce99"/>
    </style:style>
    <style:style style:name="T11" style:family="text">
      <style:text-properties officeooo:rsid="006eaad0"/>
    </style:style>
    <style:style style:name="T12" style:family="text">
      <style:text-properties officeooo:rsid="002dffc3"/>
    </style:style>
    <style:style style:name="T13" style:family="text">
      <style:text-properties officeooo:rsid="038f6ea6"/>
    </style:style>
    <style:style style:name="T14" style:family="text">
      <style:text-properties officeooo:rsid="00762736"/>
    </style:style>
    <style:style style:name="T15" style:family="text">
      <style:text-properties fo:font-weight="bold" officeooo:rsid="00762736" style:font-weight-asian="bold" style:font-weight-complex="bold"/>
    </style:style>
    <style:style style:name="T16" style:family="text">
      <style:text-properties officeooo:rsid="0034db1b"/>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able:table table:name="Tabelle10" table:style-name="Tabelle10">
        <table:table-column table:style-name="Tabelle10.A"/>
        <table:table-column table:style-name="Tabelle10.B"/>
        <table:table-row table:style-name="Tabelle10.1">
          <table:table-cell table:style-name="Tabelle10.A1" office:value-type="string">
            <text:p text:style-name="P30"><draw:frame draw:style-name="fr5" draw:name="Bild20" text:anchor-type="char" svg:width="0.831cm" svg:height="0.831cm" draw:z-index="17"><draw:image xlink:href="Pictures/1000000100000080000000802F260AA07D3ACAE1.png" xlink:type="simple" xlink:show="embed" xlink:actuate="onLoad" draw:mime-type="image/png"/></draw:frame></text:p>
          </table:table-cell>
          <table:table-cell table:style-name="Tabelle10.B1" office:value-type="string">
            <text:p text:style-name="P28"><text:s/>1<text:span text:style-name="T1">3</text:span> Editors - Shader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6"><text:a xlink:type="simple" xlink:href="#__RefHeading___Toc742_277335543" text:style-name="Index_20_Link" text:visited-style-name="Index_20_Link">Shader Editor<text:tab/>2</text:a></text:p>
          <text:p text:style-name="P26"><text:a xlink:type="simple" xlink:href="#__RefHeading___Toc17614_1448608973" text:style-name="Index_20_Link" text:visited-style-name="Index_20_Link">Navigating in the Shader Editor viewport<text:tab/>2</text:a></text:p>
          <text:p text:style-name="P27"><text:a xlink:type="simple" xlink:href="#__RefHeading___Toc57587_218003068" text:style-name="Index_20_Link" text:visited-style-name="Index_20_Link">Hotkeys<text:tab/>2</text:a></text:p>
          <text:p text:style-name="P26"><text:a xlink:type="simple" xlink:href="#__RefHeading___Toc4634_2919074669" text:style-name="Index_20_Link" text:visited-style-name="Index_20_Link">Node context menu<text:tab/>3</text:a></text:p>
          <text:p text:style-name="P27"><text:a xlink:type="simple" xlink:href="#__RefHeading___Toc274_2452425437" text:style-name="Index_20_Link" text:visited-style-name="Index_20_Link">Duplicate<text:tab/>3</text:a></text:p>
          <text:p text:style-name="P27"><text:a xlink:type="simple" xlink:href="#__RefHeading___Toc276_2452425437" text:style-name="Index_20_Link" text:visited-style-name="Index_20_Link">Rename<text:tab/>3</text:a></text:p>
          <text:p text:style-name="P27"><text:a xlink:type="simple" xlink:href="#__RefHeading___Toc278_2452425437" text:style-name="Index_20_Link" text:visited-style-name="Index_20_Link">Delete<text:tab/>3</text:a></text:p>
          <text:p text:style-name="P27"><text:a xlink:type="simple" xlink:href="#__RefHeading___Toc280_2452425437" text:style-name="Index_20_Link" text:visited-style-name="Index_20_Link">Copy<text:tab/>3</text:a></text:p>
          <text:p text:style-name="P27"><text:a xlink:type="simple" xlink:href="#__RefHeading___Toc282_2452425437" text:style-name="Index_20_Link" text:visited-style-name="Index_20_Link">Paste<text:tab/>3</text:a></text:p>
          <text:p text:style-name="P27"><text:a xlink:type="simple" xlink:href="#__RefHeading___Toc284_2452425437" text:style-name="Index_20_Link" text:visited-style-name="Index_20_Link">Delete with Reconnect<text:tab/>3</text:a></text:p>
          <text:p text:style-name="P27"><text:a xlink:type="simple" xlink:href="#__RefHeading___Toc1537_2590773241" text:style-name="Index_20_Link" text:visited-style-name="Index_20_Link">Make Links<text:tab/>3</text:a></text:p>
          <text:p text:style-name="P27"><text:a xlink:type="simple" xlink:href="#__RefHeading___Toc7224_1018700038" text:style-name="Index_20_Link" text:visited-style-name="Index_20_Link">Make and Replace Links<text:tab/>3</text:a></text:p>
          <text:p text:style-name="P27"><text:a xlink:type="simple" xlink:href="#__RefHeading___Toc7226_1018700038" text:style-name="Index_20_Link" text:visited-style-name="Index_20_Link">Detach Links<text:tab/>4</text:a></text:p>
          <text:p text:style-name="P27"><text:a xlink:type="simple" xlink:href="#__RefHeading___Toc1539_2590773241" text:style-name="Index_20_Link" text:visited-style-name="Index_20_Link">Group<text:tab/>4</text:a></text:p>
          <text:p text:style-name="P27"><text:a xlink:type="simple" xlink:href="#__RefHeading___Toc286_2452425437" text:style-name="Index_20_Link" text:visited-style-name="Index_20_Link">Ungroup<text:tab/>5</text:a></text:p>
          <text:p text:style-name="P27"><text:a xlink:type="simple" xlink:href="#__RefHeading___Toc288_2452425437" text:style-name="Index_20_Link" text:visited-style-name="Index_20_Link">Edit Group<text:tab/>5</text:a></text:p>
          <text:p text:style-name="P27"><text:a xlink:type="simple" xlink:href="#__RefHeading___Toc290_2452425437" text:style-name="Index_20_Link" text:visited-style-name="Index_20_Link">Hide<text:tab/>5</text:a></text:p>
          <text:p text:style-name="P27"><text:a xlink:type="simple" xlink:href="#__RefHeading___Toc292_2452425437" text:style-name="Index_20_Link" text:visited-style-name="Index_20_Link">Toggle Node Mute<text:tab/>5</text:a></text:p>
          <text:p text:style-name="P27"><text:a xlink:type="simple" xlink:href="#__RefHeading___Toc294_2452425437" text:style-name="Index_20_Link" text:visited-style-name="Index_20_Link">Toggle Node Preview<text:tab/>5</text:a></text:p>
          <text:p text:style-name="P27"><text:a xlink:type="simple" xlink:href="#__RefHeading___Toc296_2452425437" text:style-name="Index_20_Link" text:visited-style-name="Index_20_Link">Toggle Hidden Node Sockets<text:tab/>5</text:a></text:p>
          <text:p text:style-name="P27"><text:a xlink:type="simple" xlink:href="#__RefHeading___Toc298_2452425437" text:style-name="Index_20_Link" text:visited-style-name="Index_20_Link">Toggle Node Options<text:tab/>5</text:a></text:p>
          <text:p text:style-name="P27"><text:a xlink:type="simple" xlink:href="#__RefHeading___Toc300_2452425437" text:style-name="Index_20_Link" text:visited-style-name="Index_20_Link">Collapse and Hide Unused Sockets<text:tab/>6</text:a></text:p>
          <text:p text:style-name="P26"><text:a xlink:type="simple" xlink:href="#__RefHeading___Toc12035_1002136789" text:style-name="Index_20_Link" text:visited-style-name="Index_20_Link">Quick Favorites menu<text:tab/>6</text:a></text:p>
          <text:p text:style-name="P26"><text:a xlink:type="simple" xlink:href="#__RefHeading___Toc1108_2621817499" text:style-name="Index_20_Link" text:visited-style-name="Index_20_Link">Slider snapping<text:tab/>6</text:a></text:p>
        </text:index-body>
      </text:table-of-content>
      <text:p text:style-name="P29"/>
      <table:table table:name="Tabelle1" table:style-name="Tabelle1">
        <table:table-column table:style-name="Tabelle1.A"/>
        <table:table-row table:style-name="TableLine1944041065936">
          <table:table-cell table:style-name="Tabelle1.A1" office:value-type="string">
            <text:h text:style-name="P32" text:outline-level="1"><text:bookmark-start text:name="__RefHeading___Toc742_277335543"/><text:span text:style-name="T2">Shader</text:span> Editor<text:bookmark-end text:name="__RefHeading___Toc742_277335543"/></text:h>
          </table:table-cell>
        </table:table-row>
      </table:table>
      <text:p text:style-name="P10"><draw:frame draw:style-name="fr1" draw:name="Bild1" text:anchor-type="paragraph" svg:x="0.3cm" svg:y="0.901cm" svg:width="17.36cm" svg:height="9.571cm" draw:z-index="0"><draw:image xlink:href="Pictures/100000010000040100000235109F771979C55C79.png" xlink:type="simple" xlink:show="embed" xlink:actuate="onLoad" draw:mime-type="image/png"/></draw:frame></text:p>
      <text:p text:style-name="P13">The shader editor is the editor where you can create and edit your materials for your objects in the scene. It is a node editor. The materials are made of nodes.<text:span text:style-name="T12"> And you connect them to achieve the desired result.</text:span><text:line-break/><text:line-break/><text:span text:style-name="T4">The editor is divided into several areas has several tool areas. </text:span></text:p>
      <text:p text:style-name="P13">Yellow – Header<text:line-break/>Blue - Tool Shelf<text:line-break/>Pink - Sidebar</text:p>
      <text:p text:style-name="P13">Note that the shader editor does not have a tool area above the header. All tool settings are in the sidebar in the Tool tab.</text:p>
      <text:p text:style-name="P11"/>
      <table:table table:name="Tabelle32" table:style-name="Tabelle32">
        <table:table-column table:style-name="Tabelle32.A"/>
        <table:table-row table:style-name="TableLine1944041070832">
          <table:table-cell table:style-name="Tabelle32.A1" office:value-type="string">
            <text:h text:style-name="P33" text:outline-level="1"><text:bookmark-start text:name="__RefHeading___Toc17614_1448608973"/>Navigating<text:span text:style-name="T3"> in the Shader Editor viewport</text:span><text:bookmark-end text:name="__RefHeading___Toc17614_1448608973"/></text:h>
          </table:table-cell>
        </table:table-row>
      </table:table>
      <text:p text:style-name="P14"/>
      <text:h text:style-name="P37" text:outline-level="2"><text:bookmark-start text:name="__RefHeading___Toc57587_218003068"/>Hotkeys<text:bookmark-end text:name="__RefHeading___Toc57587_218003068"/></text:h>
      <text:p text:style-name="P14"><text:bookmark-start text:name="__RefHeading___Toc200_1295799078"/>Pan the view - MMB<text:bookmark-end text:name="__RefHeading___Toc200_1295799078"/></text:p>
      <text:p text:style-name="P12">Zoom - Mouse Wheel, MMB+CTRL, Numpad + / -</text:p>
      <text:p text:style-name="P12">View All - Home</text:p>
      <text:p text:style-name="P12"/>
      <text:p text:style-name="P4"/>
      <table:table table:name="Tabelle2" table:style-name="Tabelle2">
        <table:table-column table:style-name="Tabelle2.A"/>
        <text:soft-page-break/>
        <table:table-row table:style-name="TableLine1944041067024">
          <table:table-cell table:style-name="Tabelle2.A1" office:value-type="string">
            <text:h text:style-name="P34" text:outline-level="1"><text:bookmark-start text:name="__RefHeading___Toc4634_2919074669"/><text:span text:style-name="T5">N</text:span><text:span text:style-name="T7">ode</text:span><text:span text:style-name="T6"> context menu</text:span><text:bookmark-end text:name="__RefHeading___Toc4634_2919074669"/></text:h>
          </table:table-cell>
        </table:table-row>
      </table:table>
      <text:p text:style-name="P5"/>
      <text:p text:style-name="P3"><draw:frame draw:style-name="fr2" draw:name="Bild3" text:anchor-type="paragraph" svg:y="0.025cm" svg:width="3.769cm" svg:height="7.25cm" draw:z-index="1"><draw:image xlink:href="Pictures/10000001000000DF000001ACB17D0A5A730D28F5.png" xlink:type="simple" xlink:show="embed" xlink:actuate="onLoad" draw:mime-type="image/png"/></draw:frame>When you double right click into the viewport, then you will open a menu.<text:span text:style-name="T8"> The UV Context menu.</text:span> Its content is to 100% double content to already existing menus. <text:span text:style-name="T9">And it is despite the name not contextual.</text:span></text:p>
      <text:p text:style-name="P3"/>
      <text:p text:style-name="P3"/>
      <text:p text:style-name="P3"/>
      <text:p text:style-name="P3"/>
      <text:p text:style-name="P3"/>
      <text:p text:style-name="P3"/>
      <text:p text:style-name="P3"/>
      <text:p text:style-name="P3"/>
      <text:h text:style-name="Heading_20_2" text:outline-level="2"><text:bookmark-start text:name="__RefHeading___Toc274_2452425437"/>Duplicate<text:bookmark-end text:name="__RefHeading___Toc274_2452425437"/></text:h>
      <text:p text:style-name="P16">Duplicates the selected nodes.</text:p>
      <text:h text:style-name="Heading_20_2" text:outline-level="2"><text:bookmark-start text:name="__RefHeading___Toc276_2452425437"/>Rename<text:bookmark-end text:name="__RefHeading___Toc276_2452425437"/></text:h>
      <text:p text:style-name="P16"><draw:frame draw:style-name="fr2" draw:name="Bild2" text:anchor-type="paragraph" svg:y="0.113cm" svg:width="5.099cm" svg:height="1.08cm" draw:z-index="4"><draw:image xlink:href="Pictures/100000010000012D0000004099686D23B069F61A.png" xlink:type="simple" xlink:show="embed" xlink:actuate="onLoad" draw:mime-type="image/png"/></draw:frame>Allows you to rename the current active node. A popup opens up where you can type in another name.</text:p>
      <text:h text:style-name="Heading_20_2" text:outline-level="2"><text:bookmark-start text:name="__RefHeading___Toc278_2452425437"/>Delete<text:bookmark-end text:name="__RefHeading___Toc278_2452425437"/></text:h>
      <text:p text:style-name="P16">Deletes the selected nodes. All Connections gets removed.</text:p>
      <text:h text:style-name="Heading_20_2" text:outline-level="2"><text:bookmark-start text:name="__RefHeading___Toc280_2452425437"/>Copy<text:bookmark-end text:name="__RefHeading___Toc280_2452425437"/></text:h>
      <text:p text:style-name="P16">Copies the selected nodes.</text:p>
      <text:h text:style-name="Heading_20_2" text:outline-level="2"><text:bookmark-start text:name="__RefHeading___Toc282_2452425437"/>Paste<text:bookmark-end text:name="__RefHeading___Toc282_2452425437"/></text:h>
      <text:p text:style-name="P16">Pastes the copied nodes.</text:p>
      <text:h text:style-name="Heading_20_2" text:outline-level="2"><text:bookmark-start text:name="__RefHeading___Toc284_2452425437"/>Delete with Reconnect<text:bookmark-end text:name="__RefHeading___Toc284_2452425437"/></text:h>
      <text:p text:style-name="P16">Deletes the selected nodes. Existing connections gets bypassed as if the node would not have existed.</text:p>
      <text:p text:style-name="Horizontal_20_Line"/>
      <text:h text:style-name="Heading_20_2" text:outline-level="2"><text:bookmark-start text:name="__RefHeading___Toc1537_2590773241"/>Make Links<text:bookmark-end text:name="__RefHeading___Toc1537_2590773241"/></text:h>
      <text:p text:style-name="P21">Tries to connect nodes where it makes sense. For example, the BSDF output of a Principled shader with the Surface input of the Material Output node.</text:p>
      <text:h text:style-name="Heading_20_2" text:outline-level="2"><text:bookmark-start text:name="__RefHeading___Toc7224_1018700038"/>Make and Replace Links<text:bookmark-end text:name="__RefHeading___Toc7224_1018700038"/></text:h>
      <text:p text:style-name="P21">Same as Make Links. But it will replace existing links.</text:p>
      <text:h text:style-name="Heading_20_2" text:outline-level="2"><text:bookmark-start text:name="__RefHeading___Toc7226_1018700038"/><text:soft-page-break/>Detach Links<text:bookmark-end text:name="__RefHeading___Toc7226_1018700038"/></text:h>
      <text:p text:style-name="P21">Removes all connections from the selected node, but tries to reconnect the remaining nodes.</text:p>
      <text:p text:style-name="Horizontal_20_Line"/>
      <text:h text:style-name="P38" text:outline-level="2"><text:bookmark-start text:name="__RefHeading___Toc1539_2590773241"/>Group<text:bookmark-end text:name="__RefHeading___Toc1539_2590773241"/></text:h>
      <text:p text:style-name="P23">Groups the selected nodes together.</text:p>
      <text:p text:style-name="P23">Select the nodes that you want to group together. Choose Make Group. You will now see a green background. This indicates that the group is created, and that you are in edit mode for the group now.</text:p>
      <text:h text:style-name="P38" text:outline-level="2"><draw:frame draw:style-name="fr4" draw:name="Bild8" text:anchor-type="paragraph" svg:x="0.243cm" svg:y="0cm" svg:width="8.34cm" svg:height="4.11cm" draw:z-index="9"><draw:image xlink:href="Pictures/100000010000033500000195F674A8CBBDBE6416.png" xlink:type="simple" xlink:show="embed" xlink:actuate="onLoad" draw:mime-type="image/png"/></draw:frame><draw:frame draw:style-name="fr4" draw:name="Bild11" text:anchor-type="paragraph" svg:x="9.317cm" svg:y="-0.145cm" svg:width="6.669cm" svg:height="3.66cm" draw:z-index="10"><draw:image xlink:href="Pictures/100000010000029100000168FCD933F98C8DC513.png" xlink:type="simple" xlink:show="embed" xlink:actuate="onLoad" draw:mime-type="image/png"/></draw:frame></text:h>
      <text:p text:style-name="P20"/>
      <text:p text:style-name="P20"/>
      <text:p text:style-name="P20"/>
      <text:p text:style-name="P20"/>
      <text:p text:style-name="P22">To exit the group edit mode press Tab key, or choose Toggle Edit Group menu item in the sidebar in the Relations tab in the Group panel. That way you can also enter the Group Edit mode again.</text:p>
      <text:p text:style-name="P22"><draw:frame draw:style-name="fr3" draw:name="Bild12" text:anchor-type="paragraph" svg:y="0.533cm" svg:width="10.569cm" svg:height="6.301cm" draw:z-index="11"><draw:image xlink:href="Pictures/100000010000027000000174966E3C8A57F2B35A.png" xlink:type="simple" xlink:show="embed" xlink:actuate="onLoad" draw:mime-type="image/png"/></draw:frame><draw:frame draw:style-name="fr2" draw:name="Bild13" text:anchor-type="paragraph" svg:y="0.12cm" svg:width="4.129cm" svg:height="6.89cm" draw:z-index="12"><draw:image xlink:href="Pictures/10000001000000F4000001971CD7806A6E05FFB7.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draw:frame draw:style-name="fr2" draw:name="Bild14" text:anchor-type="paragraph" svg:y="0.12cm" svg:width="3.47cm" svg:height="2.611cm" draw:z-index="13"><draw:image xlink:href="Pictures/10000001000000CD0000009A460262CB9B3EF0D6.png" xlink:type="simple" xlink:show="embed" xlink:actuate="onLoad" draw:mime-type="image/png"/></draw:frame>There is a third way to enter the group edit mode. Click at the right upper icon of the group node.</text:p>
      <text:p text:style-name="P22"/>
      <text:p text:style-name="P22"><draw:frame draw:style-name="fr2" draw:name="Bild15" text:anchor-type="paragraph" svg:y="0.919cm" svg:width="3.649cm" svg:height="1.349cm" draw:z-index="14"><draw:image xlink:href="Pictures/10000001000000D800000050BB822725730EF1D3.png" xlink:type="simple" xlink:show="embed" xlink:actuate="onLoad" draw:mime-type="image/png"/></draw:frame>A group can be further collapsed by clicking at the triangle button in the upper left corner.</text:p>
      <text:p text:style-name="P20"/>
      <text:p text:style-name="P20"/>
      <text:p text:style-name="P20"/>
      <text:p text:style-name="P22"><draw:frame draw:style-name="fr2" draw:name="Bild16" text:anchor-type="paragraph" svg:y="0.272cm" svg:width="7.819cm" svg:height="3.709cm" draw:z-index="15"><draw:image xlink:href="Pictures/10000001000001CE000000DB211B8FB8221ED7F5.png" xlink:type="simple" xlink:show="embed" xlink:actuate="onLoad" draw:mime-type="image/png"/></draw:frame><text:soft-page-break/>The group can be renamed in the sidebar in the Item tab<text:span text:style-name="T13"> and in the Properties tab</text:span> in the Node panel<text:span text:style-name="T13">. </text:span></text:p>
      <text:p text:style-name="P22"/>
      <text:p text:style-name="P22"/>
      <text:p text:style-name="P22"/>
      <text:p text:style-name="P22"/>
      <text:p text:style-name="Horizontal_20_Line"/>
      <text:h text:style-name="Heading_20_2" text:outline-level="2"><text:bookmark-start text:name="__RefHeading___Toc286_2452425437"/>Ungroup<text:bookmark-end text:name="__RefHeading___Toc286_2452425437"/></text:h>
      <text:p text:style-name="P16">Removes the selected nodes from a group.</text:p>
      <text:h text:style-name="Heading_20_2" text:outline-level="2"><text:bookmark-start text:name="__RefHeading___Toc288_2452425437"/>Edit Group<text:bookmark-end text:name="__RefHeading___Toc288_2452425437"/></text:h>
      <text:p text:style-name="P16"><draw:frame draw:style-name="fr2" draw:name="Bild4" text:anchor-type="paragraph" svg:y="0.205cm" svg:width="8.04cm" svg:height="4.51cm" draw:z-index="5"><draw:image xlink:href="Pictures/100000010000027900000163722DC6FAE7A60863.png" xlink:type="simple" xlink:show="embed" xlink:actuate="onLoad" draw:mime-type="image/png"/></draw:frame>Edits a group of nodes.</text:p>
      <text:h text:style-name="Heading_20_2" text:outline-level="2"><text:bookmark-start text:name="__RefHeading___Toc290_2452425437"/>Hide<text:bookmark-end text:name="__RefHeading___Toc290_2452425437"/></text:h>
      <text:p text:style-name="P17">Collapses the node display. Left hidden, right the original nodes.</text:p>
      <text:h text:style-name="Heading_20_2" text:outline-level="2"><text:bookmark-start text:name="__RefHeading___Toc292_2452425437"/>Toggle Node Mute<text:bookmark-end text:name="__RefHeading___Toc292_2452425437"/></text:h>
      <text:p text:style-name="P18">Makes the current selected node active or inactive. This feature does not work with the material output node.</text:p>
      <text:h text:style-name="Heading_20_2" text:outline-level="2"><text:bookmark-start text:name="__RefHeading___Toc294_2452425437"/>Toggle Node Preview<text:bookmark-end text:name="__RefHeading___Toc294_2452425437"/></text:h>
      <text:p text:style-name="P18">No idea. It is not to find out what gets previewed under what circumstances. And the feature is not to find in the Blender manual.</text:p>
      <text:h text:style-name="Heading_20_2" text:outline-level="2"><draw:frame draw:style-name="fr1" draw:name="Bild5" text:anchor-type="paragraph" svg:x="12.06cm" svg:y="0.282cm" svg:width="6.6cm" svg:height="4.641cm" draw:z-index="6"><draw:image xlink:href="Pictures/1000000100000270000001B7B107E391FCBD6D1E.png" xlink:type="simple" xlink:show="embed" xlink:actuate="onLoad" draw:mime-type="image/png"/></draw:frame><text:bookmark-start text:name="__RefHeading___Toc296_2452425437"/>Toggle Hidden Node Sockets<text:bookmark-end text:name="__RefHeading___Toc296_2452425437"/></text:h>
      <text:p text:style-name="P19">Shows or hides the node sockets.</text:p>
      <text:p text:style-name="P19"/>
      <text:p text:style-name="P19"/>
      <text:p text:style-name="P19"/>
      <text:h text:style-name="Heading_20_2" text:outline-level="2"><draw:frame draw:style-name="fr1" draw:name="Bild6" text:anchor-type="paragraph" svg:x="12.06cm" svg:y="0.894cm" svg:width="6.6cm" svg:height="4.641cm" draw:z-index="7"><draw:image xlink:href="Pictures/1000000100000268000001A877D12CF9309AE661.png" xlink:type="simple" xlink:show="embed" xlink:actuate="onLoad" draw:mime-type="image/png"/></draw:frame><text:bookmark-start text:name="__RefHeading___Toc298_2452425437"/>Toggle Node Options<text:bookmark-end text:name="__RefHeading___Toc298_2452425437"/></text:h>
      <text:p text:style-name="P19">Shows or hides the node options.</text:p>
      <text:p text:style-name="P19"/>
      <text:p text:style-name="P19"/>
      <text:p text:style-name="P19"><text:soft-page-break/></text:p>
      <text:p text:style-name="P19"/>
      <text:h text:style-name="Heading_20_2" text:outline-level="2"><draw:frame draw:style-name="fr1" draw:name="Bild7" text:anchor-type="paragraph" svg:x="12.06cm" svg:y="0.894cm" svg:width="6.6cm" svg:height="4.641cm" draw:z-index="8"><draw:image xlink:href="Pictures/100000010000026B000001B3EA2DEBC9CA3A4F2D.png" xlink:type="simple" xlink:show="embed" xlink:actuate="onLoad" draw:mime-type="image/png"/></draw:frame><text:bookmark-start text:name="__RefHeading___Toc300_2452425437"/>Collapse and Hide Unused Sockets<text:bookmark-end text:name="__RefHeading___Toc300_2452425437"/></text:h>
      <text:p text:style-name="P19">Shows or hides unused sockets.</text:p>
      <text:h text:style-name="P37" text:outline-level="2"/>
      <text:p text:style-name="P14"/>
      <text:p text:style-name="P14"/>
      <text:p text:style-name="P14"/>
      <text:p text:style-name="P7"/>
      <table:table table:name="Tabelle31" table:style-name="Tabelle31">
        <table:table-column table:style-name="Tabelle31.A"/>
        <table:table-row table:style-name="TableLine1944041093408">
          <table:table-cell table:style-name="Tabelle31.A1" office:value-type="string">
            <text:h text:style-name="P35" text:outline-level="1"><text:bookmark-start text:name="__RefHeading___Toc12035_1002136789"/>Q<text:span text:style-name="T10">uick Favorites menu</text:span><text:bookmark-end text:name="__RefHeading___Toc12035_1002136789"/></text:h>
          </table:table-cell>
        </table:table-row>
      </table:table>
      <text:p text:style-name="P6"/>
      <text:p text:style-name="P8"><draw:frame draw:style-name="fr2" draw:name="Bild9" text:anchor-type="paragraph" svg:y="0.104cm" svg:width="3.099cm" svg:height="1.859cm" draw:z-index="2"><draw:image xlink:href="Pictures/10000001000000B70000006EF11FD6F70153336E.png" xlink:type="simple" xlink:show="embed" xlink:actuate="onLoad" draw:mime-type="image/png"/></draw:frame>When you right click at a menu or a button, then a right click menu will open. Tools have usually a Add to Quick Favorites menu entry.</text:p>
      <text:p text:style-name="P9"/>
      <text:p text:style-name="P8">The Quick Favorites<text:span text:style-name="T11"> </text:span>Menu is empty by default. With Add to Quick favorites you can add this menu to the Quick menu.</text:p>
      <text:p text:style-name="P9"><draw:frame draw:style-name="fr2" draw:name="Bild10" text:anchor-type="paragraph" svg:y="0.067cm" svg:width="4.96cm" svg:height="1.401cm" draw:z-index="3"><draw:image xlink:href="Pictures/1000000100000125000000534269D1BED360001A.png" xlink:type="simple" xlink:show="embed" xlink:actuate="onLoad" draw:mime-type="image/png"/></draw:frame></text:p>
      <text:p text:style-name="P24">In the 3D view we have a menu called Quick in the header, which shows this content then. In the Image Editor you can just call it with its hotkey. Q. It has no regular menu entry here.</text:p>
      <text:p text:style-name="P25"/>
      <table:table table:name="Tabelle7" table:style-name="Tabelle7">
        <table:table-column table:style-name="Tabelle7.A"/>
        <table:table-row table:style-name="TableLine1944041087424">
          <table:table-cell table:style-name="Tabelle7.A1" office:value-type="string">
            <text:h text:style-name="P36" text:outline-level="1"><text:bookmark-start text:name="__RefHeading___Toc1108_2621817499"/>Slider snapping<text:bookmark-end text:name="__RefHeading___Toc1108_2621817499"/></text:h>
          </table:table-cell>
        </table:table-row>
      </table:table>
      <text:p text:style-name="P25"><draw:frame draw:style-name="fr1" draw:name="Bild26" text:anchor-type="paragraph" svg:x="13.922cm" svg:y="0.803cm" svg:width="5.11cm" svg:height="0.91cm" draw:z-index="16"><draw:image xlink:href="Pictures/100000010000012E00000036557FB55010A3A904.png" xlink:type="simple" xlink:show="embed" xlink:actuate="onLoad" draw:mime-type="image/png"/></draw:frame></text:p>
      <text:p text:style-name="P25"><text:span text:style-name="T14">Snapping also works at sliders. Hover with the mouse over the slider, start to slide, and holding down </text:span><text:span text:style-name="Source_20_Text"><text:span text:style-name="T15">Ctrl</text:span></text:span><text:span text:style-name="T14"> will snap the sliders in incremental steps. </text:span></text:p>
      <text:p text:style-name="P31">When it's a default value between 0 and 1 then it usually snaps in 0.1 steps. When it's a default value over 1 then it usually snaps in steps of 10. </text:p>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663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4db1b"/>
    </style:style>
    <style:style style:name="MT2" style:family="text">
      <style:text-properties officeooo:rsid="003321c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1<text:span text:style-name="MT2">3</text:span> Editors - Shader Editor</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4:09.856000000</meta:creation-date>
    <dc:title>standard1cm</dc:title>
    <meta:editing-duration>PT1H2M47S</meta:editing-duration>
    <meta:editing-cycles>27</meta:editing-cycles>
    <meta:generator>LibreOffice/7.2.7.2$Windows_X86_64 LibreOffice_project/8d71d29d553c0f7dcbfa38fbfda25ee34cce99a2</meta:generator>
    <dc:date>2022-12-16T10:28:56.432000000</dc:date>
    <meta:document-statistic meta:table-count="6" meta:image-count="18" meta:object-count="0" meta:page-count="6" meta:paragraph-count="87" meta:word-count="765" meta:character-count="4111" meta:non-whitespace-character-count="3426"/>
    <meta:template xlink:type="simple" xlink:actuate="onRequest" xlink:title="standard1cm" xlink:href="../../../../AppData/Roaming/LibreOffice/4/user/template/standard1cm.ott" meta:date="2016-03-29T10:14:09.724000000"/>
  </office:meta>
</office:document-meta>
</file>